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ff" draw:textarea-vertical-align="middl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>
      <style:graphic-properties draw:fill="solid" draw:fill-color="#804c19" draw:textarea-horizontal-align="justify" draw:textarea-vertical-align="middle" draw:auto-grow-height="false"/>
    </style:style>
    <style:style style:name="gr4" style:family="graphic">
      <style:graphic-properties draw:fill="solid" draw:fill-color="#ffff66" draw:textarea-horizontal-align="justify" draw:textarea-vertical-align="middle" draw:auto-grow-height="false"/>
    </style:style>
    <style:style style:name="gr5" style:family="graphic">
      <style:graphic-properties draw:fill="solid"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fill-color="#000000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4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polygon draw:style-name="gr1" draw:text-style-name="P1" draw:layer="layout" svg:width="1.068cm" svg:height="8.198cm" svg:x="16.189cm" svg:y="4.019cm" svg:viewBox="0 0 1069 8199" draw:points="0,0 0,8199 1069,8199 1069,7130 356,7130 356,1426 1069,1426 1069,0">
          <text:p/>
        </draw:polygon>
        <draw:line draw:style-name="gr2" draw:text-style-name="P1" draw:layer="layout" svg:x1="2.286cm" svg:y1="19.705cm" svg:x2="5.851cm" svg:y2="19.705cm">
          <text:p/>
        </draw:line>
        <draw:line draw:style-name="gr2" draw:text-style-name="P1" draw:layer="layout" svg:x1="2.999cm" svg:y1="20.062cm" svg:x2="5.138cm" svg:y2="20.062cm">
          <text:p/>
        </draw:line>
        <draw:line draw:style-name="gr2" draw:text-style-name="P1" draw:layer="layout" svg:x1="3.712cm" svg:y1="20.418cm" svg:x2="4.425cm" svg:y2="20.418cm">
          <text:p/>
        </draw:line>
        <draw:line draw:style-name="gr2" draw:text-style-name="P1" draw:layer="layout" svg:x1="7.989cm" svg:y1="8.654cm" svg:x2="4.068cm" svg:y2="8.654cm">
          <text:p/>
        </draw:line>
        <draw:line draw:style-name="gr2" draw:text-style-name="P1" draw:layer="layout" svg:x1="4.068cm" svg:y1="8.654cm" svg:x2="4.068cm" svg:y2="19.349cm">
          <text:p/>
        </draw:line>
        <draw:line draw:style-name="gr2" draw:text-style-name="P1" draw:layer="layout" svg:x1="4.068cm" svg:y1="17.566cm" svg:x2="21.536cm" svg:y2="17.566cm">
          <text:p/>
        </draw:line>
        <draw:polyline draw:style-name="gr2" draw:text-style-name="P1" draw:layer="layout" svg:width="0.355cm" svg:height="3.564cm" svg:x="19.041cm" svg:y="14.001cm" svg:viewBox="0 0 356 3565" draw:points="356,0 356,713 0,1069 356,1426 0,1782 356,2139 0,2495 356,2852 356,3565">
          <text:p/>
        </draw:polyline>
        <draw:line draw:style-name="gr2" draw:text-style-name="P1" draw:layer="layout" svg:x1="21.537cm" svg:y1="15.071cm" svg:x2="21.537cm" svg:y2="16.14cm">
          <text:p/>
        </draw:line>
        <draw:line draw:style-name="gr2" draw:text-style-name="P1" draw:layer="layout" svg:x1="20.467cm" svg:y1="16.14cm" svg:x2="22.606cm" svg:y2="16.14cm">
          <text:p/>
        </draw:line>
        <draw:line draw:style-name="gr2" draw:text-style-name="P1" draw:layer="layout" svg:x1="21.537cm" svg:y1="16.497cm" svg:x2="21.537cm" svg:y2="17.566cm">
          <text:p/>
        </draw:line>
        <draw:line draw:style-name="gr2" draw:text-style-name="P1" draw:layer="layout" svg:x1="20.467cm" svg:y1="16.497cm" svg:x2="22.606cm" svg:y2="16.497cm">
          <text:p/>
        </draw:line>
        <draw:line draw:style-name="gr2" draw:text-style-name="P1" draw:layer="layout" svg:x1="13.694cm" svg:y1="15.071cm" svg:x2="13.694cm" svg:y2="16.14cm">
          <text:p/>
        </draw:line>
        <draw:line draw:style-name="gr2" draw:text-style-name="P1" draw:layer="layout" svg:x1="12.624cm" svg:y1="16.14cm" svg:x2="14.763cm" svg:y2="16.14cm">
          <text:p/>
        </draw:line>
        <draw:line draw:style-name="gr2" draw:text-style-name="P1" draw:layer="layout" svg:x1="13.694cm" svg:y1="16.497cm" svg:x2="13.694cm" svg:y2="17.566cm">
          <text:p/>
        </draw:line>
        <draw:line draw:style-name="gr2" draw:text-style-name="P1" draw:layer="layout" svg:x1="12.624cm" svg:y1="16.497cm" svg:x2="14.763cm" svg:y2="16.497cm">
          <text:p/>
        </draw:line>
        <draw:polyline draw:style-name="gr2" draw:text-style-name="P1" draw:layer="layout" svg:width="0.355cm" svg:height="3.564cm" svg:x="11.911cm" svg:y="14.001cm" svg:viewBox="0 0 356 3565" draw:points="356,0 356,713 0,1069 356,1426 0,1782 356,2139 0,2495 356,2852 356,3565">
          <text:p/>
        </draw:polyline>
        <draw:polyline draw:style-name="gr2" draw:text-style-name="P1" draw:layer="layout" svg:width="3.207cm" svg:height="1.068cm" svg:x="10.485cm" svg:y="14.001cm" svg:viewBox="0 0 3208 1069" draw:points="3208,1069 3208,0 0,0">
          <text:p/>
        </draw:polyline>
        <draw:polyline draw:style-name="gr2" draw:text-style-name="P1" draw:layer="layout" svg:width="4.277cm" svg:height="3.207cm" svg:x="17.259cm" svg:y="11.862cm" svg:viewBox="0 0 4278 3208" draw:points="4278,3208 4278,2139 713,2139 713,0 0,0">
          <text:p/>
        </draw:polyline>
        <draw:custom-shape draw:style-name="gr3" draw:text-style-name="P1" draw:layer="Layout" svg:width="0.356cm" svg:height="10.695cm" svg:x="10.129cm" svg:y="3.6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13cm" svg:height="7.13cm" svg:x="7.99cm" svg:y="5.0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65cm" svg:height="1.07cm" svg:x="15.12cm" svg:y="2.5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19.754cm" svg:y1="5.089cm" svg:x2="16.902cm" svg:y2="6.515cm">
          <text:p/>
        </draw:line>
        <draw:line draw:style-name="gr6" draw:text-style-name="P1" draw:layer="layout" svg:x1="9.772cm" svg:y1="1.524cm" svg:x2="10.128cm" svg:y2="3.306cm">
          <text:p/>
        </draw:line>
        <draw:line draw:style-name="gr6" draw:text-style-name="P1" draw:layer="layout" svg:x1="4.068cm" svg:y1="6.515cm" svg:x2="7.989cm" svg:y2="6.871cm">
          <text:p/>
        </draw:line>
        <draw:frame draw:style-name="gr7" draw:text-style-name="P2" draw:layer="layout" svg:width="3.048cm" svg:height="0.962cm" svg:x="19.812cm" svg:y="4.572cm">
          <draw:text-box>
            <text:p text:style-name="P2">Attractor</text:p>
          </draw:text-box>
        </draw:frame>
        <draw:frame draw:style-name="gr8" draw:text-style-name="P2" draw:layer="layout" svg:width="3.556cm" svg:height="0.962cm" svg:x="0.762cm" svg:y="5.842cm">
          <draw:text-box>
            <text:p text:style-name="P2">Pendulum</text:p>
          </draw:text-box>
        </draw:frame>
        <draw:frame draw:style-name="gr9" draw:text-style-name="P2" draw:layer="layout" svg:width="1.524cm" svg:height="0.962cm" svg:x="8.636cm" svg:y="0.508cm">
          <draw:text-box>
            <text:p text:style-name="P2">Foil</text:p>
          </draw:text-box>
        </draw:frame>
        <draw:frame draw:style-name="gr10" draw:text-style-name="P2" draw:layer="layout" svg:width="4.745cm" svg:height="1.35cm" svg:x="10.842cm" svg:y="8.017cm">
          <draw:text-box>
            <text:p text:style-name="P2">C = pF-nF</text:p>
          </draw:text-box>
        </draw:frame>
        <draw:frame draw:style-name="gr11" draw:text-style-name="P2" draw:layer="layout" svg:width="3.668cm" svg:height="0.962cm" svg:x="14.874cm" svg:y="17.834cm">
          <draw:text-box>
            <text:p text:style-name="P2">L~0.1-1 <text:span text:style-name="T1">μ</text:span>H</text:p>
          </draw:text-box>
        </draw:frame>
        <draw:frame draw:style-name="gr12" draw:layer="layout" svg:width="7.23cm" svg:height="1.575cm" svg:x="6.232cm" svg:y="19.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1.43cm" svg:height="0.962cm" svg:x="11.938cm" svg:y="1.27cm">
          <draw:text-box>
            <text:p text:style-name="P2">Moving the attractor tunes resonance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2T06:13:21.419569654</meta:creation-date>
    <dc:date>2013-12-22T06:19:22.584243618</dc:date>
    <meta:editing-duration>PT12S</meta:editing-duration>
    <meta:editing-cycles>2</meta:editing-cycles>
    <meta:generator>LibreOffice/4.1.3.2$Linux_X86_64 LibreOffice_project/410m0$Build-2</meta:generator>
    <meta:document-statistic meta:object-count="55"/>
  </office:meta>
</office:document-meta>
</file>

<file path=Object 1/content.xml><?xml version="1.0" encoding="utf-8"?>
<math xmlns="http://www.w3.org/1998/Math/MathML">
  <semantics>
    <mrow>
      <mrow>
        <mrow>
          <mi>f</mi>
          <mo stretchy="false">=</mo>
          <mfrac>
            <mrow>
              <mn>2</mn>
              <mo stretchy="false">π</mo>
            </mrow>
            <mrow>
              <msqrt>
                <mrow>
                  <mi mathvariant="italic">LC</mi>
                </mrow>
              </msqrt>
            </mrow>
          </mfrac>
        </mrow>
        <mo stretchy="false">=</mo>
        <mrow>
          <mn>10</mn>
          <mo stretchy="false">−</mo>
          <mn>10000</mn>
        </mrow>
      </mrow>
      <mi mathvariant="italic">MHz</mi>
    </mrow>
    <annotation encoding="StarMath 5.0">f={2 %pi} over {sqrt{LC}} =  10 - 10000 MHz </annotation>
  </semantics>
</math>
</file>